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1eb521" officeooo:paragraph-rsid="001eb521" style:font-size-asian="8.75pt" style:font-size-complex="10pt"/>
    </style:style>
    <style:style style:name="P2" style:family="paragraph" style:parent-style-name="Standard">
      <style:text-properties style:font-name="Arial" fo:font-size="10pt" officeooo:rsid="001fc4ae" officeooo:paragraph-rsid="001fc4ae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1fc4ae" officeooo:paragraph-rsid="001fc4ae" style:font-size-asian="8.75pt" style:font-size-complex="10pt"/>
    </style:style>
    <style:style style:name="P4" style:family="paragraph" style:parent-style-name="Standard">
      <style:text-properties style:font-name="Arial" fo:font-size="10pt" officeooo:rsid="001fe72b" officeooo:paragraph-rsid="001fe72b" style:font-size-asian="8.75pt" style:font-size-complex="10pt"/>
    </style:style>
    <style:style style:name="P5" style:family="paragraph" style:parent-style-name="Standard">
      <style:text-properties style:font-name="Arial" fo:font-size="10pt" officeooo:paragraph-rsid="001fe72b"/>
    </style:style>
    <style:style style:name="P6" style:family="paragraph" style:parent-style-name="Standard">
      <style:paragraph-properties fo:text-align="start" style:justify-single-word="false"/>
      <style:text-properties fo:font-size="10pt" officeooo:rsid="001fc4ae" officeooo:paragraph-rsid="001fc4ae" style:font-size-asian="8.75pt" style:font-size-complex="10pt"/>
    </style:style>
    <style:style style:name="P7" style:family="paragraph" style:parent-style-name="Standard">
      <style:text-properties officeooo:rsid="001fc4ae" officeooo:paragraph-rsid="001fc4ae"/>
    </style:style>
    <style:style style:name="P8" style:family="paragraph" style:parent-style-name="Standard">
      <style:text-properties fo:font-variant="normal" fo:text-transform="none" fo:color="#eef0ff" loext:opacity="100%" style:font-name="Google Sans" fo:font-size="13.5pt" fo:letter-spacing="normal" fo:font-style="normal" fo:font-weight="normal"/>
    </style:style>
    <style:style style:name="P9" style:family="paragraph" style:parent-style-name="Heading_20_1">
      <style:paragraph-properties fo:text-align="center" style:justify-single-word="false"/>
      <style:text-properties style:font-name="Arial" fo:font-size="12pt" officeooo:rsid="001fc4ae" officeooo:paragraph-rsid="001fc4ae" style:font-size-asian="10.5pt" style:font-size-complex="12pt"/>
    </style:style>
    <style:style style:name="P10" style:family="paragraph" style:parent-style-name="Heading_20_1">
      <style:paragraph-properties fo:text-align="center" style:justify-single-word="false"/>
      <style:text-properties style:font-name="Arial" fo:font-size="12pt" officeooo:rsid="001fe72b" officeooo:paragraph-rsid="001fe72b" style:font-size-asian="10.5pt" style:font-size-complex="12pt"/>
    </style:style>
    <style:style style:name="P11" style:family="paragraph" style:parent-style-name="Heading_20_1">
      <style:text-properties style:font-name="Arial" fo:font-size="12pt" style:font-size-asian="10.5pt" style:font-size-complex="12pt"/>
    </style:style>
    <style:style style:name="P12" style:family="paragraph" style:parent-style-name="Heading_20_1">
      <style:paragraph-properties fo:text-align="center" style:justify-single-word="false"/>
      <style:text-properties style:font-name="Arial" fo:font-size="12pt" officeooo:rsid="0020fa01" officeooo:paragraph-rsid="0020fa01" style:font-size-asian="10.5pt" style:font-size-complex="12pt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 style:list-style-name="">
      <style:paragraph-properties fo:text-align="center" style:justify-single-word="false"/>
    </style:style>
    <style:style style:name="P15" style:family="paragraph" style:parent-style-name="Standard">
      <style:text-properties style:font-name="Arial" fo:font-size="10pt" officeooo:rsid="001fe72b" officeooo:paragraph-rsid="001fe72b" style:font-size-asian="8.75pt" style:font-size-complex="10pt"/>
    </style:style>
    <style:style style:name="P16" style:family="paragraph" style:parent-style-name="Standard">
      <style:text-properties style:font-name="Arial" fo:font-size="10pt" officeooo:rsid="0020fa01" officeooo:paragraph-rsid="0020fa01" style:font-size-asian="8.75pt" style:font-size-complex="10pt"/>
    </style:style>
    <style:style style:name="P17" style:family="paragraph" style:parent-style-name="Standard">
      <style:text-properties officeooo:rsid="001fe72b" officeooo:paragraph-rsid="001fe72b"/>
    </style:style>
    <style:style style:name="P18" style:family="paragraph" style:parent-style-name="Standard">
      <style:text-properties style:font-name="Arial" fo:font-size="10pt" style:font-size-asian="8.75pt" style:font-size-complex="10pt"/>
    </style:style>
    <style:style style:name="P19" style:family="paragraph" style:parent-style-name="Standard">
      <style:text-properties style:font-name="Arial" fo:font-size="10pt" officeooo:rsid="0020fa01" officeooo:paragraph-rsid="0020fa01" style:font-size-asian="8.75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officeooo:rsid="0020fa01" officeooo:paragraph-rsid="0020fa01" style:font-size-asian="8.75pt" style:font-size-complex="10pt"/>
    </style:style>
    <style:style style:name="T1" style:family="text">
      <style:text-properties style:font-name="Arial" fo:font-size="10pt" style:font-size-asian="8.75pt" style:font-size-complex="10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officeooo:rsid="001fe72b"/>
    </style:style>
    <style:style style:name="T4" style:family="text">
      <style:text-properties fo:font-variant="normal" fo:text-transform="none" fo:color="#eef0ff" loext:opacity="100%" style:font-name="Google Sans" fo:font-size="13.5pt" fo:letter-spacing="normal" fo:font-style="normal" fo:font-weight="normal"/>
    </style:style>
    <style:style style:name="T5" style:family="text">
      <style:text-properties officeooo:rsid="001fe72b" style:font-size-asian="8.75pt" style:font-size-complex="10pt"/>
    </style:style>
    <style:style style:name="T6" style:family="text">
      <style:text-properties officeooo:rsid="0020fa01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eb521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2">CURRÍCULO</text:span><text:span text:style-name="T7"> </text:span><text:span text:style-name="T8">FUTURISTA</text:span></text:h>
      <text:p text:style-name="P1">Nome completo: Miguel Rodrigues Ribeiro</text:p>
      <text:p text:style-name="P1">Endereço: Vale verde – Ipaba – Ipatinga</text:p>
      <text:p text:style-name="P1">Telefone: 31 9925-9742</text:p>
      <text:p text:style-name="P1">E-mail: <text:a xlink:type="simple" xlink:href="mailto:miguel.rodrigues.ribeiro10@gmail.com" text:style-name="Internet_20_link" text:visited-style-name="Visited_20_Internet_20_Link">miguel.rodrigues.ribeiro10@gmail.com</text:a></text:p>
      <text:p text:style-name="P1">Linkedin:</text:p>
      <text:p text:style-name="P1">Data de nascimento: 30/07/2010</text:p>
      <text:p text:style-name="P1"/>
      <text:h text:style-name="P9" text:outline-level="1">OBJETIVO PROFISSIONAL</text:h>
      <text:p text:style-name="P3">Ingressar no mercado de trabalho e aplicar meus conhecimentos acadêmicos e experiência em engenharia, contribuindo para o crescimento da empresa enquanto evoluo profissional e pessoalmente</text:p>
      <text:p text:style-name="P6"/>
      <text:p text:style-name="P6"/>
      <text:h text:style-name="P13" text:outline-level="1"><text:span text:style-name="T2">FORMAÇÃO ACADÊMICA</text:span></text:h>
      <text:p text:style-name="P2">&gt;Curso Superior</text:p>
      <text:p text:style-name="P2">Bacharelado: Engenharia Civil</text:p>
      <text:p text:style-name="P2">Universidade: UFMG</text:p>
      <text:p text:style-name="P2">Conclusão: 2032</text:p>
      <text:p text:style-name="P2">Principal disciplina: Matemática, <text:span text:style-name="T3">cálculo, hidráulica e mecânica dos solos</text:span></text:p>
      <text:p text:style-name="P2">Projeto Realizado: Fiz uma vistoria em um asilo de idosos</text:p>
      <text:p text:style-name="P7"/>
      <text:p text:style-name="P2">&gt;Curso técnico</text:p>
      <text:p text:style-name="P2">Técnico em: Automação Industrial</text:p>
      <text:p text:style-name="P4">Escola/Universidade: IFMG</text:p>
      <text:p text:style-name="P4">Conclusão: dezembro de 2029</text:p>
      <text:p text:style-name="P4">principais disciplinas Automação industrial</text:p>
      <text:p text:style-name="P4">Destaques: Ponte</text:p>
      <text:p text:style-name="P4"/>
      <text:p text:style-name="P4">&gt;Ensino médio TI</text:p>
      <text:p text:style-name="P5"><text:span text:style-name="T5">Escola: Escola Estadual Emília Cabral </text:span><text:span text:style-name="T4">,</text:span><text:span text:style-name="T5"> </text:span></text:p>
      <text:p text:style-name="P4">Principais disciplinas: Matemática, História</text:p>
      <text:p text:style-name="P4">Destaques: Lixeira portátil</text:p>
      <text:p text:style-name="P4"/>
      <text:h text:style-name="P10" text:outline-level="1">EXPERIÊNCIA PROFISSIONAL</text:h>
      <text:p text:style-name="P4">Estagiário em: Engenharia</text:p>
      <text:p text:style-name="P4">Empresa: OEC Odebrecht Engenharia &amp; Construção</text:p>
      <text:p text:style-name="P4">Período: Fevereiro de 2031 a dezembro de 2032</text:p>
      <text:p text:style-name="P4">Atividade: Engenharia civil, pneumática e elétrica</text:p>
      <text:p text:style-name="P4">Projeto: Vistorias em edifícios e estruturas locais</text:p>
      <text:p text:style-name="P4">Período: Maio de 2032 a junho de 2032</text:p>
      <text:p text:style-name="P4">Atividade: Mecânica dos solos, topografia e cálculo</text:p>
      <text:p text:style-name="P17"/>
      <text:p text:style-name="P4">1°emprego em: Secretaria</text:p>
      <text:p text:style-name="P4">Empresa: Escola estadual Emília Cabral Mota</text:p>
      <text:p text:style-name="P4">Período: Março de 2032 a setembro de 2030</text:p>
      <text:p text:style-name="P4">Atividades principais: Campanha do Agasalho</text:p>
      <text:p text:style-name="P16">Projeto social: Campanha do Agasalho</text:p>
      <text:p text:style-name="P16">Período: Maio de 2028 a junho de 2028</text:p>
      <text:p text:style-name="P16">Atividades: Treinamento para novo funcionário substituto</text:p>
      <text:h text:style-name="P12" text:outline-level="1"><text:soft-page-break/>QUALIFICAÇÕES E COMPETÊNCIAS </text:h>
      <text:p text:style-name="P16">-Inglês: Intermediário</text:p>
      <text:p text:style-name="P20">-Espanhol: Avançado</text:p>
      <text:p text:style-name="P20">-Comunicação: Empática e concreta</text:p>
      <text:p text:style-name="P20">-Raciocínio: lógico, rápido</text:p>
      <text:p text:style-name="P20">-Esforçado </text:p>
      <text:p text:style-name="P20"/>
      <text:h text:style-name="P12" text:outline-level="1">CERTIFICAÇÕES</text:h>
      <text:p text:style-name="P18">-<text:span text:style-name="T6">Participação na Olimpíada Brasileira de Matemática – OBMEP – (2021) (2023) (2024)</text:span></text:p>
      <text:p text:style-name="P18">-<text:span text:style-name="T6">Curso de redação (2027)</text:span></text:p>
      <text:p text:style-name="P18">-<text:span text:style-name="T6">Técnico em Automação Industrial</text:span></text:p>
      <text:p text:style-name="P16">Técnico em TI</text:p>
      <text:p text:style-name="P16"/>
      <text:p text:style-name="P16"><text:s text:c="2"/>Com força de vontade, esforço, determinação e fé tudo pode ser possível!!</text:p>
      <text:h text:style-name="P11" text:outline-level="1"/>
      <text:p text:style-name="P4"/>
      <text:p text:style-name="P8">,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4:02:39.972185314</meta:creation-date>
    <dc:title>Documento modelo</dc:title>
    <meta:editing-duration>PT1H28M13S</meta:editing-duration>
    <meta:editing-cycles>5</meta:editing-cycles>
    <meta:generator>LibreOffice/7.4.7.2$Linux_X86_64 LibreOffice_project/40$Build-2</meta:generator>
    <dc:date>2025-06-17T16:32:24.691963176</dc:date>
    <meta:document-statistic meta:table-count="0" meta:image-count="0" meta:object-count="0" meta:page-count="2" meta:paragraph-count="54" meta:word-count="251" meta:character-count="1911" meta:non-whitespace-character-count="1705"/>
    <meta:template xlink:type="simple" xlink:actuate="onRequest" xlink:title="Documento modelo" xlink:href="../../Modelos/Documento%20modelo.ott" meta:date="2025-06-12T14:02:39.314096955"/>
  </office:meta>
</office:document-meta>
</file>